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Condensed1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style style:name="P2" style:family="paragraph" style:parent-style-name="Standard">
      <style:text-properties fo:color="#000000" style:font-name="DejaVu Sans Condensed1" fo:font-size="14pt" fo:font-style="normal" fo:font-weight="normal" officeooo:rsid="001ffbfd" officeooo:paragraph-rsid="001ffbfd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color="#000000" style:font-name="DejaVu Sans Condensed1" fo:font-size="14pt" fo:font-style="normal" fo:font-weight="bold" officeooo:rsid="001ffbfd" officeooo:paragraph-rsid="001ffbf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color="#000000" style:font-name="DejaVu Sans Condensed1" fo:font-size="14pt" fo:font-style="normal" fo:font-weight="bold" officeooo:rsid="001ffbfd" officeooo:paragraph-rsid="00be3280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DejaVu Sans Condensed1" fo:font-size="14pt" fo:font-style="normal" fo:font-weight="bold" officeooo:rsid="00225fd0" officeooo:paragraph-rsid="00225fd0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DejaVu Sans Condensed1" fo:font-size="14pt" fo:font-weight="normal" officeooo:rsid="001ffbfd" officeooo:paragraph-rsid="00d17778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DejaVu Sans Condensed1" fo:font-size="24pt" fo:font-weight="bold" officeooo:rsid="001ffbfd" officeooo:paragraph-rsid="001ffbfd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1" fo:font-size="12pt" fo:font-style="normal" fo:font-weight="bold" officeooo:rsid="001ffbfd" officeooo:paragraph-rsid="001ffbfd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1" fo:font-size="12pt" fo:font-style="normal" fo:font-weight="normal" officeooo:rsid="0021583a" officeooo:paragraph-rsid="00967c31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fo:color="#000000" style:font-name="DejaVu Sans Condensed1" fo:font-size="12pt" fo:font-style="normal" fo:font-weight="normal" officeooo:rsid="001ffbfd" officeooo:paragraph-rsid="00559a3b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DejaVu Sans Condensed1" fo:font-size="12pt" fo:font-style="normal" fo:font-weight="normal" officeooo:rsid="00225fd0" officeooo:paragraph-rsid="00c3086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DejaVu Sans Condensed1" fo:font-size="12pt" fo:font-style="normal" fo:font-weight="normal" officeooo:rsid="00225fd0" officeooo:paragraph-rsid="00c4b6a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DejaVu Sans Condensed1" fo:font-size="12pt" fo:font-style="normal" fo:font-weight="normal" officeooo:rsid="00ad197a" officeooo:paragraph-rsid="00c4b6a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style:font-name="DejaVu Sans Condensed1" fo:font-size="6pt" fo:font-style="normal" fo:font-weight="normal" officeooo:rsid="004599c7" officeooo:paragraph-rsid="001ffbfd" style:font-size-asian="5.25pt" style:font-style-asian="normal" style:font-weight-asian="normal" style:font-size-complex="6pt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fo:color="#000000" style:font-name="DejaVu Sans Condensed1" fo:font-size="6pt" fo:font-style="normal" fo:font-weight="normal" officeooo:rsid="001ffbfd" officeooo:paragraph-rsid="00559a3b" style:font-size-asian="5.25pt" style:font-style-asian="normal" style:font-weight-asian="normal" style:font-size-complex="6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style:font-name="DejaVu Sans Condensed1" fo:font-size="6pt" fo:font-style="normal" fo:font-weight="normal" officeooo:rsid="0021583a" officeooo:paragraph-rsid="0021583a" style:font-size-asian="5.25pt" style:font-style-asian="normal" style:font-weight-asian="normal" style:font-size-complex="6pt" style:font-style-complex="normal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fo:color="#000000" style:font-name="DejaVu Sans Condensed1" fo:font-size="6pt" fo:font-style="normal" fo:font-weight="normal" officeooo:rsid="00ad197a" officeooo:paragraph-rsid="00ad197a" style:font-size-asian="5.25pt" style:font-style-asian="normal" style:font-weight-asian="normal" style:font-size-complex="6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DejaVu Sans Condensed1" fo:font-size="6pt" fo:font-style="normal" fo:font-weight="normal" officeooo:rsid="00225fd0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style:font-name="DejaVu Sans Condensed1" fo:font-size="6pt" fo:font-style="normal" fo:font-weight="normal" officeooo:rsid="00225fd0" officeooo:paragraph-rsid="0054ccde" style:font-size-asian="5.25pt" style:font-style-asian="normal" style:font-weight-asian="normal" style:font-size-complex="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style:font-name="DejaVu Sans Condensed1" fo:font-size="6pt" fo:font-style="normal" fo:font-weight="normal" officeooo:rsid="00559a3b" officeooo:paragraph-rsid="00225fd0" style:font-size-asian="5.25pt" style:font-style-asian="normal" style:font-weight-asian="normal" style:font-size-complex="6pt" style:font-style-complex="normal" style:font-weight-complex="normal"/>
    </style:style>
    <style:style style:name="P21" style:family="paragraph" style:parent-style-name="Standard">
      <style:text-properties fo:color="#000000" style:font-name="DejaVu Sans Condensed1" fo:font-size="6pt" fo:font-style="normal" fo:font-weight="normal" officeooo:rsid="001ffbfd" officeooo:paragraph-rsid="001ffbfd" style:font-size-asian="6pt" style:font-style-asian="normal" style:font-weight-asian="normal" style:font-size-complex="6pt" style:font-style-complex="normal" style:font-weight-complex="normal"/>
    </style:style>
    <style:style style:name="P22" style:family="paragraph" style:parent-style-name="Standard">
      <style:text-properties fo:color="#000000" style:font-name="DejaVu Sans Condensed1" fo:font-size="6pt" fo:font-style="normal" fo:font-weight="bold" officeooo:rsid="001ffbfd" officeooo:paragraph-rsid="001ffbfd" style:font-size-asian="6pt" style:font-style-asian="normal" style:font-weight-asian="bold" style:font-size-complex="6pt" style:font-style-complex="normal" style:font-weight-complex="bold"/>
    </style:style>
    <style:style style:name="P23" style:family="paragraph" style:parent-style-name="Standard">
      <style:text-properties fo:color="#000000" style:font-name="DejaVu Sans Condensed1" fo:font-size="6pt" fo:font-style="normal" fo:font-weight="bold" officeooo:rsid="001ffbfd" officeooo:paragraph-rsid="001ffbfd" style:font-size-asian="5.25pt" style:font-style-asian="normal" style:font-weight-asian="bold" style:font-size-complex="6pt" style:font-style-complex="normal" style:font-weight-complex="bold"/>
    </style:style>
    <style:style style:name="P24" style:family="paragraph" style:parent-style-name="Standard">
      <style:paragraph-properties fo:text-align="start" style:justify-single-word="false">
        <style:tab-stops>
          <style:tab-stop style:position="0.25in"/>
        </style:tab-stops>
      </style:paragraph-properties>
      <style:text-properties fo:color="#000000" style:font-name="DejaVu Sans Condensed1" fo:font-size="6pt" fo:font-style="italic" fo:font-weight="normal" officeooo:rsid="001ffbfd" officeooo:paragraph-rsid="001ffbfd" style:font-size-asian="6pt" style:font-style-asian="italic" style:font-weight-asian="normal" style:font-size-complex="6pt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bold" officeooo:rsid="00225fd0" officeooo:paragraph-rsid="00ae6218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bold" officeooo:rsid="00225fd0" officeooo:paragraph-rsid="00225fd0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6pt" style:font-size-asian="5.25pt" style:font-size-complex="6pt"/>
    </style:style>
    <style:style style:name="P28" style:family="paragraph" style:parent-style-name="Standard">
      <style:paragraph-properties fo:text-align="center" style:justify-single-word="false"/>
      <style:text-properties officeooo:paragraph-rsid="0074279d"/>
    </style:style>
    <style:style style:name="P2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1" fo:font-size="6pt" fo:font-style="normal" fo:font-weight="normal" officeooo:rsid="003551f1" officeooo:paragraph-rsid="0024d13b" style:font-size-asian="5.25pt" style:font-style-asian="normal" style:font-weight-asian="normal" style:font-size-complex="6pt" style:font-style-complex="normal" style:font-weight-complex="normal"/>
    </style:style>
    <style:style style:name="P30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1" fo:font-size="6pt" fo:font-style="normal" fo:font-weight="normal" officeooo:rsid="003551f1" officeooo:paragraph-rsid="006e0b6b" style:font-size-asian="5.25pt" style:font-style-asian="normal" style:font-weight-asian="normal" style:font-size-complex="6pt" style:font-style-complex="normal" style:font-weight-complex="normal"/>
    </style:style>
    <style:style style:name="P31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1" fo:font-size="6pt" fo:font-style="normal" fo:font-weight="normal" officeooo:rsid="001ffbfd" officeooo:paragraph-rsid="00be3280" style:font-size-asian="5.25pt" style:font-style-asian="normal" style:font-weight-asian="normal" style:font-size-complex="6pt" style:font-style-complex="normal" style:font-weight-complex="normal"/>
    </style:style>
    <style:style style:name="P32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1" fo:font-size="6pt" fo:font-style="normal" fo:font-weight="normal" officeooo:rsid="00cacd6b" officeooo:paragraph-rsid="00cacd6b" style:font-size-asian="5.25pt" style:font-style-asian="normal" style:font-weight-asian="normal" style:font-size-complex="6pt" style:font-style-complex="normal" style:font-weight-complex="normal"/>
    </style:style>
    <style:style style:name="P33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1" fo:font-size="6pt" fo:font-style="normal" fo:font-weight="normal" officeooo:rsid="006e0b6b" officeooo:paragraph-rsid="0024d13b" style:font-size-asian="6pt" style:font-style-asian="normal" style:font-weight-asian="normal" style:font-size-complex="6pt" style:font-style-complex="normal" style:font-weight-complex="normal"/>
    </style:style>
    <style:style style:name="P34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fo:color="#000000" style:font-name="DejaVu Sans Condensed1" fo:font-size="14pt" fo:font-style="normal" fo:font-weight="bold" officeooo:rsid="00535c6e" officeooo:paragraph-rsid="0072dc9f" style:font-size-asian="14pt" style:font-style-asian="normal" style:font-weight-asian="bold" style:font-size-complex="14pt" style:font-style-complex="normal" style:font-weight-complex="bold"/>
    </style:style>
    <style:style style:name="P35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fo:color="#000000" style:font-name="DejaVu Sans Condensed1" fo:font-size="13pt" fo:font-style="normal" fo:font-weight="bold" officeooo:rsid="0021583a" officeooo:paragraph-rsid="002c3902" style:font-size-asian="13pt" style:font-style-asian="normal" style:font-weight-asian="bold" style:font-size-complex="13pt" style:font-style-complex="normal" style:font-weight-complex="bold"/>
    </style:style>
    <style:style style:name="P36" style:family="paragraph" style:parent-style-name="Standard" style:master-page-name="">
      <loext:graphic-properties draw:fill-image-width="0in" draw:fill-image-height="0in"/>
      <style:paragraph-properties fo:margin-top="0in" fo:margin-bottom="0in" loext:contextual-spacing="false" fo:text-align="start" style:justify-single-word="false" style:page-number="auto" style:shadow="none" style:writing-mode="page">
        <style:tab-stops>
          <style:tab-stop style:position="0.25in"/>
        </style:tab-stops>
      </style:paragraph-properties>
      <style:text-properties fo:color="#000000" officeooo:rsid="0021583a" officeooo:paragraph-rsid="00b2a4e2"/>
    </style:style>
    <style:style style:name="P37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fo:color="#000000" style:font-name="DejaVu Sans Condensed1" fo:font-size="6pt" fo:font-style="italic" fo:font-weight="normal" officeooo:rsid="0021583a" officeooo:paragraph-rsid="002c3902" style:font-size-asian="6pt" style:font-style-asian="italic" style:font-weight-asian="normal" style:font-size-complex="6pt" style:font-style-complex="italic" style:font-weight-complex="normal"/>
    </style:style>
    <style:style style:name="P38" style:family="paragraph" style:parent-style-name="Standard">
      <loext:graphic-properties draw:fill-image-width="0in" draw:fill-image-height="0in"/>
      <style:paragraph-properties fo:margin-top="0in" fo:margin-bottom="0in" loext:contextual-spacing="false" fo:text-align="start" style:justify-single-word="false" style:shadow="none" style:writing-mode="page">
        <style:tab-stops>
          <style:tab-stop style:position="0.25in"/>
        </style:tab-stops>
      </style:paragraph-properties>
      <style:text-properties fo:color="#000000" style:font-name="DejaVu Sans Condensed1" fo:font-size="6pt" fo:font-style="italic" fo:font-weight="normal" officeooo:rsid="00b2a4e2" officeooo:paragraph-rsid="00b2a4e2" style:font-size-asian="5.25pt" style:font-style-asian="italic" style:font-weight-asian="normal" style:font-size-complex="6pt" style:font-style-complex="italic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ejaVu Sans Condensed1" fo:font-size="6pt" fo:font-style="normal" fo:font-weight="bold" officeooo:rsid="00225fd0" officeooo:paragraph-rsid="00225fd0" style:font-size-asian="6pt" style:font-style-asian="normal" style:font-weight-asian="bold" style:font-size-complex="6pt" style:font-style-complex="normal" style:font-weight-complex="bold"/>
    </style:style>
    <style:style style:name="P40" style:family="paragraph" style:parent-style-name="Standard" style:list-style-name="L2">
      <style:paragraph-properties fo:line-height="100%" fo:text-align="start" style:justify-single-word="false"/>
      <style:text-properties fo:color="#000000" officeooo:paragraph-rsid="00b2a4e2"/>
    </style:style>
    <style:style style:name="P41" style:family="paragraph" style:parent-style-name="Standard" style:list-style-name="L2">
      <style:paragraph-properties fo:line-height="100%" fo:text-align="start" style:justify-single-word="false"/>
      <style:text-properties fo:color="#000000" officeooo:paragraph-rsid="00985425"/>
    </style:style>
    <style:style style:name="P42" style:family="paragraph" style:parent-style-name="Standard" style:list-style-name="L2">
      <style:paragraph-properties fo:line-height="100%" fo:text-align="start" style:justify-single-word="false"/>
      <style:text-properties fo:color="#000000" style:font-name="DejaVu Sans Condensed1" fo:font-size="12pt" fo:font-style="normal" fo:font-weight="normal" officeooo:rsid="00b0c7d3" officeooo:paragraph-rsid="00b0c7d3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color="#000000" style:font-name="DejaVu Sans Condensed1" fo:font-size="12pt" fo:font-style="normal" style:text-underline-style="none" fo:font-weight="normal" officeooo:rsid="001ffbfd" officeooo:paragraph-rsid="0072dc9f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0000" style:font-name="DejaVu Sans Condensed" fo:font-size="6pt" fo:font-style="normal" fo:font-weight="normal" officeooo:rsid="001ffbfd" officeooo:paragraph-rsid="0072dc9f" style:font-size-asian="5.25pt" style:font-style-asian="normal" style:font-weight-asian="normal" style:font-size-complex="6pt" style:font-style-complex="normal" style:font-weight-complex="normal"/>
    </style:style>
    <style:style style:name="P45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rsid="00cacd6b" officeooo:paragraph-rsid="00cacd6b"/>
    </style:style>
    <style:style style:name="P46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style:font-name="DejaVu Sans Condensed1" fo:font-size="12pt" fo:font-style="normal" fo:font-weight="normal" officeooo:rsid="00cacd6b" officeooo:paragraph-rsid="00cacd6b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rsid="00b2a4e2" officeooo:paragraph-rsid="00b2a4e2"/>
    </style:style>
    <style:style style:name="P48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paragraph-rsid="0024d13b"/>
    </style:style>
    <style:style style:name="P49" style:family="paragraph" style:parent-style-name="Standard" style:list-style-name="L1">
      <style:paragraph-properties fo:margin-top="0in" fo:margin-bottom="0in" loext:contextual-spacing="false" fo:line-height="100%" fo:text-align="start" style:justify-single-word="false"/>
      <style:text-properties fo:color="#000000" officeooo:paragraph-rsid="006e0b6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b45121" style:font-size-asian="12pt" style:font-size-complex="12pt"/>
    </style:style>
    <style:style style:name="T4" style:family="text">
      <style:text-properties fo:font-size="12pt" officeooo:rsid="00d6955b" style:font-size-asian="12pt" style:font-size-complex="12pt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2pt" fo:font-style="italic" fo:font-weight="normal" officeooo:rsid="00b2a4e2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ize="12pt" fo:font-style="italic" fo:font-weight="normal" officeooo:rsid="00e9f4a1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style="italic" officeooo:rsid="00e59b0a" style:font-size-asian="12pt" style:font-style-asian="italic" style:font-size-complex="12pt" style:font-style-complex="italic"/>
    </style:style>
    <style:style style:name="T10" style:family="text">
      <style:text-properties style:font-name="DejaVu Sans Condensed1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style:font-name="DejaVu Sans Condensed1" fo:font-style="normal" fo:font-weight="normal" officeooo:rsid="00559a3b" style:font-style-asian="normal" style:font-weight-asian="normal" style:font-style-complex="normal" style:font-weight-complex="normal"/>
    </style:style>
    <style:style style:name="T12" style:family="text">
      <style:text-properties style:font-name="DejaVu Sans Condensed1" fo:font-style="normal" fo:font-weight="normal" officeooo:rsid="00ae6218" style:font-style-asian="normal" style:font-weight-asian="normal" style:font-style-complex="normal" style:font-weight-complex="normal"/>
    </style:style>
    <style:style style:name="T13" style:family="text">
      <style:text-properties style:font-name="DejaVu Sans Condensed1" fo:font-style="normal" fo:font-weight="normal" officeooo:rsid="00b1e75c" style:font-style-asian="normal" style:font-weight-asian="normal" style:font-style-complex="normal" style:font-weight-complex="normal"/>
    </style:style>
    <style:style style:name="T14" style:family="text">
      <style:text-properties style:font-name="DejaVu Sans Condensed1" fo:font-style="normal" fo:font-weight="normal" officeooo:rsid="00b45121" style:font-style-asian="normal" style:font-weight-asian="normal" style:font-style-complex="normal" style:font-weight-complex="normal"/>
    </style:style>
    <style:style style:name="T15" style:family="text">
      <style:text-properties style:font-name="DejaVu Sans Condensed1" fo:font-style="normal" fo:font-weight="normal" officeooo:rsid="00c70979" style:font-style-asian="normal" style:font-weight-asian="normal" style:font-style-complex="normal" style:font-weight-complex="normal"/>
    </style:style>
    <style:style style:name="T16" style:family="text">
      <style:text-properties style:font-name="DejaVu Sans Condensed1" fo:font-style="normal" fo:font-weight="normal" officeooo:rsid="00c85c41" style:font-style-asian="normal" style:font-weight-asian="normal" style:font-style-complex="normal" style:font-weight-complex="normal"/>
    </style:style>
    <style:style style:name="T17" style:family="text">
      <style:text-properties style:font-name="DejaVu Sans Condensed1" fo:font-style="normal" fo:font-weight="normal" officeooo:rsid="00dd67b6" style:font-style-asian="normal" style:font-weight-asian="normal" style:font-style-complex="normal" style:font-weight-complex="normal"/>
    </style:style>
    <style:style style:name="T18" style:family="text">
      <style:text-properties style:font-name="DejaVu Sans Condensed1" fo:font-style="normal" fo:font-weight="normal" officeooo:rsid="00e59b0a" style:font-style-asian="normal" style:font-weight-asian="normal" style:font-style-complex="normal" style:font-weight-complex="normal"/>
    </style:style>
    <style:style style:name="T19" style:family="text">
      <style:text-properties style:font-name="DejaVu Sans Condensed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1" fo:font-size="12pt" fo:font-style="normal" fo:font-weight="normal" officeooo:rsid="00559a3b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1" fo:font-size="12pt" fo:font-style="normal" fo:font-weight="normal" officeooo:rsid="00799f11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1" fo:font-size="12pt" fo:font-style="normal" fo:font-weight="normal" officeooo:rsid="0021583a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1" fo:font-size="12pt" fo:font-style="normal" fo:font-weight="normal" officeooo:rsid="003551f1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1" fo:font-size="12pt" fo:font-style="normal" fo:font-weight="normal" officeooo:rsid="004cfb3c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1" fo:font-size="12pt" fo:font-style="normal" fo:font-weight="normal" officeooo:rsid="0076f09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 Condensed1" fo:font-size="12pt" fo:font-style="normal" fo:font-weight="normal" officeooo:rsid="004eaed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1" fo:font-size="12pt" fo:font-style="normal" fo:font-weight="normal" officeooo:rsid="006e0b6b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DejaVu Sans Condensed1" fo:font-size="12pt" fo:font-style="normal" fo:font-weight="normal" officeooo:rsid="00703399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DejaVu Sans Condensed1" fo:font-size="12pt" fo:font-style="normal" fo:font-weight="normal" officeooo:rsid="0078e7c1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DejaVu Sans Condensed1" fo:font-size="12pt" fo:font-style="normal" fo:font-weight="normal" officeooo:rsid="00ad197a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1" fo:font-size="12pt" fo:font-style="normal" fo:font-weight="normal" officeooo:rsid="00ae6218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DejaVu Sans Condensed1" fo:font-size="12pt" fo:font-style="normal" fo:font-weight="normal" officeooo:rsid="00b2a4e2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DejaVu Sans Condensed1" fo:font-size="12pt" fo:font-style="normal" fo:font-weight="normal" officeooo:rsid="00b4512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DejaVu Sans Condensed1" fo:font-size="12pt" fo:font-style="normal" fo:font-weight="normal" officeooo:rsid="00cc91fb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DejaVu Sans Condensed1" fo:font-size="12pt" fo:font-style="normal" fo:font-weight="normal" officeooo:rsid="00ccc3ad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DejaVu Sans Condensed1" fo:font-size="12pt" fo:font-style="normal" fo:font-weight="normal" officeooo:rsid="00cea8fa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DejaVu Sans Condensed1" fo:font-size="12pt" fo:font-style="normal" fo:font-weight="normal" officeooo:rsid="00cf9eea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DejaVu Sans Condensed1" fo:font-size="12pt" fo:font-style="normal" fo:font-weight="normal" officeooo:rsid="00d01936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DejaVu Sans Condensed1" fo:font-size="12pt" fo:font-style="normal" fo:font-weight="normal" officeooo:rsid="00d42a61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DejaVu Sans Condensed1" fo:font-size="12pt" fo:font-style="normal" fo:font-weight="normal" officeooo:rsid="00d4d91c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DejaVu Sans Condensed1" fo:font-size="12pt" fo:font-style="normal" fo:font-weight="normal" officeooo:rsid="00e6c459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DejaVu Sans Condensed1" fo:font-size="12pt" fo:font-style="normal" fo:font-weight="normal" officeooo:rsid="00b1e75c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DejaVu Sans Condensed1" fo:font-size="12pt" fo:font-style="normal" fo:font-weight="normal" officeooo:rsid="00e9f4a1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DejaVu Sans Condensed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style:font-name="DejaVu Sans Condensed1" fo:font-size="12pt" fo:font-style="normal" fo:font-weight="bold" officeooo:rsid="00b2a4e2" style:font-size-asian="12pt" style:font-style-asian="normal" style:font-weight-asian="bold" style:font-size-complex="12pt" style:font-style-complex="normal" style:font-weight-complex="bold"/>
    </style:style>
    <style:style style:name="T46" style:family="text">
      <style:text-properties style:font-name="DejaVu Sans Condensed1" fo:font-size="12pt" fo:font-style="normal" fo:font-weight="bold" officeooo:rsid="00b45121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DejaVu Sans Condensed1" fo:font-size="12pt" fo:font-style="normal" fo:font-weight="bold" officeooo:rsid="00d54978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DejaVu Sans Condensed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style:font-name="DejaVu Sans Condensed1" fo:font-size="12pt" fo:font-style="italic" fo:font-weight="normal" officeooo:rsid="00b2a4e2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be7660" style:font-style-asian="italic" style:font-weight-asian="normal" style:font-style-complex="italic" style:font-weight-complex="normal"/>
    </style:style>
    <style:style style:name="T52" style:family="text">
      <style:text-properties fo:font-style="italic" officeooo:rsid="0072dc9f" style:font-style-asian="italic" style:font-style-complex="italic"/>
    </style:style>
    <style:style style:name="T53" style:family="text">
      <style:text-properties officeooo:rsid="0072dc9f"/>
    </style:style>
    <style:style style:name="T54" style:family="text">
      <style:text-properties officeooo:rsid="007d724a"/>
    </style:style>
    <style:style style:name="T55" style:family="text">
      <style:text-properties officeooo:rsid="007f3937"/>
    </style:style>
    <style:style style:name="T56" style:family="text">
      <style:text-properties officeooo:rsid="007f81ee"/>
    </style:style>
    <style:style style:name="T57" style:family="text">
      <style:text-properties officeooo:rsid="00ad197a"/>
    </style:style>
    <style:style style:name="T58" style:family="text">
      <style:text-properties officeooo:rsid="00ae6218"/>
    </style:style>
    <style:style style:name="T59" style:family="text">
      <style:text-properties officeooo:rsid="00b1e75c"/>
    </style:style>
    <style:style style:name="T60" style:family="text">
      <style:text-properties officeooo:rsid="00b2a4e2"/>
    </style:style>
    <style:style style:name="T61" style:family="text">
      <style:text-properties fo:color="#000000" style:font-name="DejaVu Sans Condensed" fo:font-size="14pt" fo:font-style="normal" style:text-underline-style="none" fo:font-weight="normal" officeooo:rsid="002c0268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color="#000000" style:font-name="DejaVu Sans Condensed" fo:font-size="14pt" fo:font-style="normal" fo:font-weight="normal" officeooo:rsid="001ffbfd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color="#000000" style:font-name="DejaVu Sans Condensed" fo:font-size="14pt" fo:font-style="normal" fo:font-weight="normal" officeooo:rsid="002c0268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color="#000000" style:font-name="DejaVu Sans Condensed" fo:font-size="14pt" fo:font-style="normal" fo:font-weight="normal" officeooo:rsid="00d2cabe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color="#000000" style:font-name="DejaVu Sans Condensed" officeooo:rsid="00d2cabe"/>
    </style:style>
    <style:style style:name="T66" style:family="text">
      <style:text-properties fo:color="#000000" fo:font-size="14pt" fo:font-style="normal" style:text-underline-style="none" fo:font-weight="normal" officeooo:rsid="002c0268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color="#000000" fo:font-size="14pt" fo:font-style="normal" fo:font-weight="normal" officeooo:rsid="001ffbfd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color="#000000" fo:font-size="14pt" fo:font-style="normal" fo:font-weight="normal" officeooo:rsid="002c0268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color="#000000" fo:font-size="14pt" fo:font-style="normal" fo:font-weight="normal" officeooo:rsid="00d2cabe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color="#000000" officeooo:rsid="00d2cabe"/>
    </style:style>
    <style:style style:name="T71" style:family="text">
      <style:text-properties fo:color="#000000" style:font-name="DejaVu Sans Condensed" fo:font-size="14pt" fo:font-style="normal" style:text-underline-style="none" fo:font-weight="normal" officeooo:rsid="002c0268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color="#000000" style:font-name="DejaVu Sans Condensed" fo:font-size="14pt" fo:font-style="normal" fo:font-weight="normal" officeooo:rsid="001ffbfd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color="#000000" style:font-name="DejaVu Sans Condensed" fo:font-size="14pt" fo:font-style="normal" fo:font-weight="normal" officeooo:rsid="002c0268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color="#000000" style:font-name="DejaVu Sans Condensed" fo:font-size="14pt" fo:font-style="normal" fo:font-weight="normal" officeooo:rsid="00d2cabe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fo:color="#000000" style:font-name="DejaVu Sans Condensed" fo:font-size="14pt" officeooo:rsid="00d2cabe" style:font-size-asian="14pt" style:font-size-complex="14pt"/>
    </style:style>
    <style:style style:name="T76" style:family="text">
      <style:text-properties fo:color="#000000" style:font-name="DejaVu Sans Condensed" officeooo:rsid="00d2cabe"/>
    </style:style>
    <style:style style:name="T77" style:family="text">
      <style:text-properties fo:color="#000000" style:font-name="DejaVu Sans Condensed" fo:font-size="24pt" fo:font-style="normal" fo:font-weight="normal" officeooo:rsid="001ffbfd" style:font-size-asian="24pt" style:font-style-asian="normal" style:font-weight-asian="normal" style:font-size-complex="24pt" style:font-style-complex="normal" style:font-weight-complex="normal"/>
    </style:style>
    <style:style style:name="T78" style:family="text">
      <style:text-properties fo:color="#000000" style:font-name="DejaVu Sans Condensed" fo:font-size="24pt" fo:font-style="normal" fo:font-weight="normal" officeooo:rsid="002c0268" style:font-size-asian="24pt" style:font-style-asian="normal" style:font-weight-asian="normal" style:font-size-complex="24pt" style:font-style-complex="normal" style:font-weight-complex="normal"/>
    </style:style>
    <style:style style:name="T79" style:family="text">
      <style:text-properties fo:color="#000000" style:font-name="DejaVu Sans Condensed" fo:font-size="24pt" fo:font-style="normal" fo:font-weight="normal" officeooo:rsid="00d2cabe" style:font-size-asian="24pt" style:font-style-asian="normal" style:font-weight-asian="normal" style:font-size-complex="24pt" style:font-style-complex="normal" style:font-weight-complex="normal"/>
    </style:style>
    <style:style style:name="T80" style:family="text">
      <style:text-properties fo:color="#000000" style:font-name="DejaVu Sans Condensed" fo:font-size="24pt" officeooo:rsid="00d2cabe" style:font-size-asian="24pt" style:font-size-complex="24pt"/>
    </style:style>
    <style:style style:name="T81" style:family="text">
      <style:text-properties fo:color="#000000" style:font-name="DejaVu Sans Condensed" fo:font-size="16pt" fo:font-style="normal" fo:font-weight="normal" officeooo:rsid="001ffbfd" style:font-size-asian="16pt" style:font-style-asian="normal" style:font-weight-asian="normal" style:font-size-complex="16pt" style:font-style-complex="normal" style:font-weight-complex="normal"/>
    </style:style>
    <style:style style:name="T82" style:family="text">
      <style:text-properties fo:color="#000000" style:font-name="DejaVu Sans Condensed" fo:font-size="16pt" fo:font-style="normal" fo:font-weight="normal" officeooo:rsid="002c0268" style:font-size-asian="16pt" style:font-style-asian="normal" style:font-weight-asian="normal" style:font-size-complex="16pt" style:font-style-complex="normal" style:font-weight-complex="normal"/>
    </style:style>
    <style:style style:name="T83" style:family="text">
      <style:text-properties fo:color="#000000" style:font-name="DejaVu Sans Condensed" fo:font-size="16pt" fo:font-style="normal" fo:font-weight="normal" officeooo:rsid="00d2cabe" style:font-size-asian="16pt" style:font-style-asian="normal" style:font-weight-asian="normal" style:font-size-complex="16pt" style:font-style-complex="normal" style:font-weight-complex="normal"/>
    </style:style>
    <style:style style:name="T84" style:family="text">
      <style:text-properties fo:color="#000000" style:font-name="DejaVu Sans Condensed" fo:font-size="16pt" officeooo:rsid="00d2cabe" style:font-size-asian="16pt" style:font-size-complex="16pt"/>
    </style:style>
    <style:style style:name="T85" style:family="text">
      <style:text-properties fo:color="#000000" style:font-name="DejaVu Sans Condensed" fo:font-size="12pt" fo:font-style="normal" fo:font-weight="normal" officeooo:rsid="001ffbfd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color="#000000" style:font-name="DejaVu Sans Condensed" fo:font-size="12pt" fo:font-style="normal" fo:font-weight="normal" officeooo:rsid="002c0268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color="#000000" style:font-name="DejaVu Sans Condensed" fo:font-size="12pt" fo:font-style="normal" fo:font-weight="normal" officeooo:rsid="00d2cabe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color="#000000" style:font-name="DejaVu Sans Condensed" fo:font-size="12pt" officeooo:rsid="00d2cabe" style:font-size-asian="12pt" style:font-size-complex="12pt"/>
    </style:style>
    <style:style style:name="T89" style:family="text">
      <style:text-properties officeooo:rsid="00c26f3b"/>
    </style:style>
    <style:style style:name="T90" style:family="text">
      <style:text-properties officeooo:rsid="00c30861"/>
    </style:style>
    <style:style style:name="T91" style:family="text">
      <style:text-properties officeooo:rsid="00cea8fa"/>
    </style:style>
    <style:style style:name="T92" style:family="text">
      <style:text-properties officeooo:rsid="00d30853"/>
    </style:style>
    <style:style style:name="T93" style:family="text">
      <style:text-properties style:font-name="DejaVu Sans Condensed" fo:font-style="normal" style:text-underline-style="none" style:font-style-asian="normal" style:font-style-complex="normal"/>
    </style:style>
    <style:style style:name="T94" style:family="text">
      <style:text-properties style:font-name="DejaVu Sans Condensed" fo:font-style="normal" style:text-underline-style="none" officeooo:rsid="00d17778" style:font-style-asian="normal" style:font-style-complex="normal"/>
    </style:style>
    <style:style style:name="T95" style:family="text">
      <style:text-properties officeooo:rsid="00de8957"/>
    </style:style>
    <style:style style:name="T96" style:family="text">
      <style:text-properties officeooo:rsid="00e07cf7"/>
    </style:style>
    <style:style style:name="T97" style:family="text">
      <style:text-properties fo:font-style="normal" style:text-underline-style="none" style:font-style-asian="normal" style:font-style-complex="normal"/>
    </style:style>
    <style:style style:name="T98" style:family="text">
      <style:text-properties fo:font-style="normal" style:text-underline-style="none" officeooo:rsid="00d17778" style:font-style-asian="normal" style:font-style-complex="normal"/>
    </style:style>
    <style:style style:name="T99" style:family="text">
      <style:text-properties style:font-name="DejaVu Sans Condensed"/>
    </style:style>
    <style:style style:name="T100" style:family="text">
      <style:text-properties style:font-name="DejaVu Sans Condensed" fo:font-style="normal" style:text-underline-style="none" style:font-style-asian="normal" style:font-style-complex="normal"/>
    </style:style>
    <style:style style:name="T101" style:family="text">
      <style:text-properties style:font-name="DejaVu Sans Condensed" fo:font-style="normal" style:text-underline-style="none" officeooo:rsid="00d17778" style:font-style-asian="normal" style:font-style-complex="normal"/>
    </style:style>
    <style:style style:name="T102" style:family="text">
      <style:text-properties style:font-name="DejaVu Sans Condensed" fo:font-size="24pt" style:font-size-asian="24pt" style:font-size-complex="24pt"/>
    </style:style>
    <style:style style:name="T103" style:family="text">
      <style:text-properties style:font-name="DejaVu Sans Condensed" fo:font-size="16pt" style:font-size-asian="16pt" style:font-size-complex="16pt"/>
    </style:style>
    <style:style style:name="T104" style:family="text">
      <style:text-properties style:font-name="DejaVu Sans Condensed" fo:font-size="12pt" style:font-size-asian="12pt" style:font-size-complex="12pt"/>
    </style:style>
    <style:style style:name="T105" style:family="text">
      <style:text-properties style:font-name="DejaVu Sans Condensed"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Jared A. Dunbar</text:p>
      <text:p text:style-name="P43"/>
      <text:p text:style-name="P6"><text:a xlink:type="simple" xlink:href="mailto:jrddunbr@gmail.com" text:style-name="Internet_20_link" text:visited-style-name="Visited_20_Internet_20_Link"><text:span text:style-name="T93">jrddunbr@gmail.com</text:span></text:a><text:span text:style-name="T93"> </text:span><text:span text:style-name="T94">| </text:span><text:span text:style-name="T93">cell (860) 578–6821</text:span></text:p>
      <text:p text:style-name="P44"/>
      <text:p text:style-name="P28"><text:span text:style-name="T61"><text:s/></text:span><text:a xlink:type="simple" xlink:href="https://github.com/jrddunbr" text:style-name="Internet_20_link" text:visited-style-name="Visited_20_Internet_20_Link"><text:span text:style-name="T62">github.com/jrddunbr</text:span></text:a><text:span text:style-name="T63"> | </text:span><text:a xlink:type="simple" xlink:href="http://ja13.org/" text:style-name="Internet_20_link" text:visited-style-name="Visited_20_Internet_20_Link"><text:span text:style-name="T105">ja13.org</text:span></text:a><text:span text:style-name="T62"> </text:span><text:span text:style-name="T64">| </text:span><text:a xlink:type="simple" xlink:href="http://pool.sks-keyservers.net/pks/lookup?search=jared+dunbar&amp;op=vindex" office:target-frame-name="_blank" xlink:show="new" text:style-name="Internet_20_link" text:visited-style-name="Visited_20_Internet_20_Link"><text:span text:style-name="T75">CF20 2CC8 59BA C692</text:span></text:a></text:p>
      <text:p text:style-name="P14"/>
      <text:p text:style-name="P3">Education<text:span text:style-name="T1"> –</text:span> Bachelor’s Degree in Computer Science, <text:span text:style-name="T92">Minor in IT</text:span></text:p>
      <text:p text:style-name="P22"/>
      <text:p text:style-name="P2"><text:tab/><text:span text:style-name="T2">Clarkson University,</text:span><text:span text:style-name="T3"> </text:span><text:span text:style-name="T2">Potsdam, NY <text:s text:c="37"/></text:span><text:span text:style-name="T8">Graduation </text:span><text:span text:style-name="T9">Date</text:span><text:span text:style-name="T8">: May 2019</text:span></text:p>
      <text:p text:style-name="P21"/>
      <text:p text:style-name="P4"><text:span text:style-name="T95">Professional Work </text:span>Experience</text:p>
      <text:p text:style-name="P23"/>
      <text:p text:style-name="P36"><text:span text:style-name="T44"><text:tab/>Office of Info Tech, Clarkson University – </text:span><text:span text:style-name="T47">Main Office</text:span><text:span text:style-name="T45"> <text:s text:c="4"/></text:span><text:span text:style-name="T46"><text:s text:c="11"/></text:span><text:span text:style-name="T49">Jan</text:span><text:span text:style-name="T48"> 201</text:span><text:span text:style-name="T49">8</text:span><text:span text:style-name="T48"> – </text:span><text:span text:style-name="T49">Present</text:span></text:p>
      <text:p text:style-name="P38"/>
      <text:list xml:id="list74200187" text:style-name="L1">
        <text:list-item>
          <text:p text:style-name="P45"><text:span text:style-name="T23">I</text:span><text:span text:style-name="T19">nstall</text:span><text:span text:style-name="T35">ing</text:span><text:span text:style-name="T19"> fiber patches, configur</text:span><text:span text:style-name="T35">ing</text:span><text:span text:style-name="T19"> Juniper </text:span><text:span text:style-name="T41">switches</text:span><text:span text:style-name="T36">, </text:span><text:span text:style-name="T37">converting older IOS configurations into newer Juniper network configurations for new hardware</text:span></text:p>
        </text:list-item>
      </text:list>
      <text:p text:style-name="P32"/>
      <text:list xml:id="list114848812609016" text:continue-numbering="true" text:style-name="L1">
        <text:list-item>
          <text:p text:style-name="P45"><text:span text:style-name="T19">Integrat</text:span><text:span text:style-name="T35">ing</text:span><text:span text:style-name="T19"> Linux systems with Windows Active Directory, </text:span><text:span text:style-name="T38">including</text:span><text:span text:style-name="T37"> SMB shares</text:span></text:p>
        </text:list-item>
      </text:list>
      <text:p text:style-name="P32"/>
      <text:list xml:id="list114849126131935" text:continue-numbering="true" text:style-name="L1">
        <text:list-item>
          <text:p text:style-name="P46">Wrote internal monitoring software to enhance Nagios monitoring software suite</text:p>
        </text:list-item>
      </text:list>
      <text:p text:style-name="P27"/>
      <text:list xml:id="list114849254466669" text:continue-numbering="true" text:style-name="L1">
        <text:list-item>
          <text:p text:style-name="P47"><text:span text:style-name="T23">W</text:span><text:span text:style-name="T19">orking in </text:span><text:span text:style-name="T41">data-centers</text:span><text:span text:style-name="T19">, connecting sensor arrays, </text:span><text:span text:style-name="T34">installing </text:span><text:span text:style-name="T39">hardware, </text:span><text:span text:style-name="T40">inventory</text:span></text:p>
        </text:list-item>
      </text:list>
      <text:p text:style-name="P22"/>
      <text:p text:style-name="P35"><text:tab/><text:span text:style-name="T2">Office of Info Tech, Clarkson University – </text:span><text:span text:style-name="T4">IT Helpdesk <text:s text:c="5"/></text:span><text:span text:style-name="T2"><text:s text:c="6"/></text:span><text:span text:style-name="T5">Sept. 2016 – </text:span><text:span text:style-name="T7">Present</text:span></text:p>
      <text:p text:style-name="P37"/>
      <text:list xml:id="list114847661528020" text:continue-numbering="true" text:style-name="L1">
        <text:list-item>
          <text:p text:style-name="P48"><text:span text:style-name="T22">Imag</text:span><text:span text:style-name="T33">ing</text:span><text:span text:style-name="T22"> computers, install</text:span><text:span text:style-name="T33">ing</text:span><text:span text:style-name="T22"> software and </text:span><text:span text:style-name="T31">configur</text:span><text:span text:style-name="T33">ing</text:span><text:span text:style-name="T22"> </text:span><text:span text:style-name="T23">licensing</text:span></text:p>
        </text:list-item>
      </text:list>
      <text:p text:style-name="P29"/>
      <text:list xml:id="list114847445174671" text:continue-numbering="true" text:style-name="L1">
        <text:list-item>
          <text:p text:style-name="P49"><text:span text:style-name="T22">D</text:span><text:span text:style-name="T24">iagnos</text:span><text:span text:style-name="T33">ing</text:span><text:span text:style-name="T24"> </text:span><text:span text:style-name="T25">and resolv</text:span><text:span text:style-name="T33">ing</text:span><text:span text:style-name="T24"> </text:span><text:span text:style-name="T22">hardware </text:span><text:span text:style-name="T26">and software </text:span><text:span text:style-name="T22">problems</text:span></text:p>
        </text:list-item>
      </text:list>
      <text:p text:style-name="P30"/>
      <text:list xml:id="list114849012187144" text:continue-numbering="true" text:style-name="L1">
        <text:list-item>
          <text:p text:style-name="P48"><text:span text:style-name="T27">Work</text:span><text:span text:style-name="T33">ing</text:span><text:span text:style-name="T27"> one-on-one with </text:span><text:span text:style-name="T31">faculty and students</text:span><text:span text:style-name="T27"> </text:span><text:span text:style-name="T28">t</text:span><text:span text:style-name="T27">o solve </text:span><text:span text:style-name="T29">technical </text:span><text:span text:style-name="T27">problems</text:span></text:p>
        </text:list-item>
      </text:list>
      <text:p text:style-name="P33"/>
      <text:p text:style-name="P34"><text:span text:style-name="T96">Additional </text:span>Technical Experience</text:p>
      <text:p text:style-name="P31"/>
      <text:p text:style-name="P8"><text:tab/>Clarkson Open Source Institute (COSI)<text:span text:style-name="T1"> <text:s text:c="36"/></text:span><text:span text:style-name="T50">Aug. 2015 – </text:span><text:span text:style-name="T51">Present</text:span></text:p>
      <text:p text:style-name="P24"/>
      <text:p text:style-name="P9"><text:span text:style-name="T52"><text:tab/><text:tab/></text:span><text:span text:style-name="T53">Lead an outreach program, teamed up with CU Project Challenge, Google igniteCS</text:span></text:p>
      <text:p text:style-name="P24"/>
      <text:p text:style-name="P10"><text:tab/><text:span text:style-name="T60">Has held role of System Administrator for over two years:</text:span></text:p>
      <text:p text:style-name="P15"/>
      <text:list xml:id="list2564754751" text:style-name="L2">
        <text:list-item>
          <text:p text:style-name="P40"><text:span text:style-name="T30">Manage </text:span><text:span text:style-name="T32">VM</text:span><text:span text:style-name="T30"> h</text:span><text:span text:style-name="T20">osts</text:span><text:span text:style-name="T30">, </text:span><text:span text:style-name="T32">websites, documentation, public FOSS mirror</text:span></text:p>
        </text:list-item>
      </text:list>
      <text:p text:style-name="P16"/>
      <text:list xml:id="list114847502063143" text:continue-numbering="true" text:style-name="L2">
        <text:list-item>
          <text:p text:style-name="P41"><text:span text:style-name="T22">Maintain </text:span><text:span text:style-name="T43">racks,</text:span><text:span text:style-name="T22"> including </text:span><text:span text:style-name="T21">set-up of servers, configuration of network switches, </text:span><text:span text:style-name="T36">combining </text:span><text:span text:style-name="T21">L</text:span><text:span text:style-name="T32">ACP</text:span><text:span text:style-name="T21">, STP, SNMP, </text:span><text:span text:style-name="T42">VLANs on Juniper and TP Link switching hardware, </text:span><text:span text:style-name="T43">implement and operate</text:span><text:span text:style-name="T42"> firewall systems, DNS systems, Ubiquity WiFi deployment</text:span></text:p>
        </text:list-item>
      </text:list>
      <text:p text:style-name="P17"/>
      <text:list xml:id="list114848564547150" text:continue-numbering="true" text:style-name="L2">
        <text:list-item>
          <text:p text:style-name="P42">Team player – work with other system administrators to solve <text:span text:style-name="T89">complex </text:span>problems</text:p>
        </text:list-item>
      </text:list>
      <text:p text:style-name="P18"/>
      <text:p text:style-name="P5"><text:span text:style-name="T57">Technical</text:span> Skills</text:p>
      <text:p text:style-name="P39"/>
      <text:p text:style-name="P11"><text:tab/><text:span text:style-name="T90">Fluent in </text:span>Python <text:span text:style-name="T57">3</text:span>, <text:span text:style-name="T55">Markdown,</text:span> <text:span text:style-name="T54">Java,</text:span> Lab<text:span text:style-name="T58">VIEW, worked with web dev</text:span>,<text:span text:style-name="T55"> </text:span>GNU C/C++</text:p>
      <text:p text:style-name="P19"/>
      <text:p text:style-name="P12"><text:tab/><text:span text:style-name="T57">Fluent </text:span>System Administration <text:span text:style-name="T56">of</text:span> Arch Linux, Debian, Ubuntu, <text:span text:style-name="T57">Fedora, CentOS 7,</text:span></text:p>
      <text:p text:style-name="P13"><text:tab/><text:tab/>RHEL 7, and popular derivatives. Experienced with Windows XP, 7, 10 as well</text:p>
      <text:p text:style-name="P19"/>
      <text:p text:style-name="P25"><text:span text:style-name="T10"><text:tab/></text:span><text:span text:style-name="T12">Knowledgeable in</text:span><text:span text:style-name="T10"> Server Hardware, </text:span><text:span text:style-name="T13">Network Hardware, </text:span><text:span text:style-name="T14">SLURM cluster software</text:span></text:p>
      <text:p text:style-name="P20"/>
      <text:p text:style-name="P26"><text:span text:style-name="T11"><text:tab/></text:span><text:span text:style-name="T12">Working knowledge of Junos CLI, </text:span><text:span text:style-name="T18">familiar with</text:span><text:span text:style-name="T15"> IOS C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Condensed1" svg:font-family="'DejaVu Sans Condensed'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line-height="100%" fo:text-align="start" style:justify-single-word="false"/>
      <style:text-properties fo:color="#000000" officeooo:rsid="00cacd6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333333" fo:language="zxx" fo:country="none" style:text-underline-style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af57c9" officeooo:paragraph-rsid="00af57c9" style:font-size-asian="8pt" style:font-size-complex="8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Last Revised <text:date style:data-style-name="N37" text:date-value="2018-09-13T11:46:31.133047943" text:fixed="true">09/13/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0:27:25.565454122</meta:creation-date>
    <dc:date>2018-09-13T11:48:47.355759354</dc:date>
    <meta:editing-duration>PT4H55M12S</meta:editing-duration>
    <meta:editing-cycles>144</meta:editing-cycles>
    <meta:generator>LibreOffice/6.1.0.3$Linux_X86_64 LibreOffice_project/10$Build-3</meta:generator>
    <meta:document-statistic meta:table-count="0" meta:image-count="0" meta:object-count="0" meta:page-count="1" meta:paragraph-count="29" meta:word-count="284" meta:character-count="2087" meta:non-whitespace-character-count="1723"/>
  </office:meta>
</office:document-meta>
</file>